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fo:color="#0000ff"/>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8" style:family="paragraph" style:parent-style-name="Text_20_body">
      <style:paragraph-properties fo:text-align="justify" style:justify-single-word="false"/>
    </style:style>
    <style:style style:name="P69" style:family="paragraph" style:parent-style-name="Text_20_body">
      <style:text-properties fo:color="#ff6600" fo:language="ru" fo:country="RU"/>
    </style:style>
    <style:style style:name="P70" style:family="paragraph" style:parent-style-name="Text_20_body">
      <style:text-properties fo:language="ru" fo:country="RU"/>
    </style:style>
    <style:style style:name="P71" style:family="paragraph" style:parent-style-name="Text_20_body">
      <loext:graphic-properties draw:fill="solid" draw:fill-color="#eeeeee" draw:opacity="100%"/>
      <style:paragraph-properties fo:background-color="#eeeeee"/>
      <style:text-properties fo:language="ru" fo:country="RU"/>
    </style:style>
    <style:style style:name="P7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3" style:family="paragraph" style:parent-style-name="Text_20_body">
      <loext:graphic-properties draw:fill="solid" draw:fill-color="#eeeeee" draw:opacity="100%"/>
      <style:paragraph-properties fo:background-color="#eeeeee"/>
    </style:style>
    <style:style style:name="P74" style:family="paragraph" style:parent-style-name="First_20_line_20_indent">
      <loext:graphic-properties draw:fill="solid" draw:fill-color="#eeeeee" draw:opacity="100%"/>
      <style:paragraph-properties fo:background-color="#eeeeee"/>
      <style:text-properties fo:language="ru" fo:country="RU"/>
    </style:style>
    <style:style style:name="P7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6" style:family="paragraph" style:parent-style-name="Text_20_body">
      <style:paragraph-properties fo:margin-left="0in" fo:margin-right="0in" fo:text-align="justify" style:justify-single-word="false" fo:text-indent="0in" style:auto-text-indent="false"/>
    </style:style>
    <style:style style:name="P77" style:family="paragraph" style:parent-style-name="Text_20_body">
      <style:paragraph-properties fo:margin-left="0in" fo:margin-right="0in" fo:text-align="justify" style:justify-single-word="false" fo:text-indent="0in" style:auto-text-indent="false"/>
      <style:text-properties fo:color="#800000"/>
    </style:style>
    <style:style style:name="P78" style:family="paragraph" style:parent-style-name="Text_20_body">
      <style:paragraph-properties fo:margin-left="0in" fo:margin-right="0in" fo:text-align="center" style:justify-single-word="false" fo:text-indent="0in" style:auto-text-indent="false"/>
    </style:style>
    <style:style style:name="P7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7" style:family="paragraph" style:parent-style-name="Footnote">
      <style:text-properties fo:language="en" fo:country="US"/>
    </style:style>
    <style:style style:name="P88" style:family="paragraph" style:parent-style-name="Footnote">
      <style:text-properties fo:language="ru" fo:country="RU"/>
    </style:style>
    <style:style style:name="P8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6" style:family="paragraph" style:parent-style-name="Text_20_body" style:list-style-name="L1">
      <style:paragraph-properties fo:text-align="justify" style:justify-single-word="false"/>
    </style:style>
    <style:style style:name="P97" style:family="paragraph" style:parent-style-name="Text_20_body" style:list-style-name="L1">
      <style:paragraph-properties fo:text-align="justify" style:justify-single-word="false"/>
      <style:text-properties fo:language="ru" fo:country="RU"/>
    </style:style>
    <style:style style:name="P98" style:family="paragraph" style:parent-style-name="Text_20_body" style:list-style-name="L2">
      <style:paragraph-properties fo:text-align="justify" style:justify-single-word="false"/>
      <style:text-properties fo:language="ru" fo:country="RU"/>
    </style:style>
    <style:style style:name="P99" style:family="paragraph" style:parent-style-name="Text_20_body" style:list-style-name="L3">
      <style:text-properties fo:language="ru" fo:country="RU"/>
    </style:style>
    <style:style style:name="P10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f1dc5" style:font-style-asian="normal" style:font-style-complex="normal"/>
    </style:style>
    <style:style style:name="P10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6b566" style:font-style-asian="normal" style:font-style-complex="normal"/>
    </style:style>
    <style:style style:name="P10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45c23" style:font-style-asian="normal" style:font-style-complex="normal"/>
    </style:style>
    <style:style style:name="P10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3e45e" officeooo:paragraph-rsid="0013e45e" style:font-style-asian="normal" style:font-style-complex="normal"/>
    </style:style>
    <style:style style:name="P10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a2e44" officeooo:paragraph-rsid="001a2e44" style:font-style-asian="normal" style:font-style-complex="normal"/>
    </style:style>
    <style:style style:name="P10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a2e44" officeooo:paragraph-rsid="001c13a7" style:font-style-asian="normal" style:font-style-complex="normal"/>
    </style:style>
    <style:style style:name="P10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c13a7" officeooo:paragraph-rsid="001c13a7" style:font-style-asian="normal" style:font-style-complex="normal"/>
    </style:style>
    <style:style style:name="P10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c13a7" officeooo:paragraph-rsid="001fce52" style:font-style-asian="normal" style:font-style-complex="normal"/>
    </style:style>
    <style:style style:name="P11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fce52" officeooo:paragraph-rsid="001fce52" style:font-style-asian="normal" style:font-style-complex="normal"/>
    </style:style>
    <style:style style:name="P111"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2"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5" style:family="paragraph" style:parent-style-name="Heading_20_2">
      <style:text-properties fo:language="en" fo:country="US"/>
    </style:style>
    <style:style style:name="P116" style:family="paragraph" style:parent-style-name="Heading_20_2">
      <style:text-properties fo:language="ru" fo:country="RU"/>
    </style:style>
    <style:style style:name="P117" style:family="paragraph" style:parent-style-name="Heading_20_2">
      <loext:graphic-properties draw:fill="solid" draw:fill-color="#eeeeee" draw:opacity="100%"/>
      <style:paragraph-properties fo:background-color="#eeeeee"/>
      <style:text-properties fo:language="ru" fo:country="RU"/>
    </style:style>
    <style:style style:name="P118" style:family="paragraph" style:parent-style-name="Heading_20_2">
      <loext:graphic-properties draw:fill="solid" draw:fill-color="#eeeeee" draw:opacity="100%"/>
      <style:paragraph-properties fo:background-color="#eeeeee"/>
    </style:style>
    <style:style style:name="P119" style:family="paragraph" style:parent-style-name="Heading_20_1">
      <loext:graphic-properties draw:fill="solid" draw:fill-color="#eeeeee" draw:opacity="100%"/>
      <style:paragraph-properties fo:background-color="#eeeeee"/>
    </style:style>
    <style:style style:name="P120" style:family="paragraph" style:parent-style-name="Heading_20_1">
      <style:paragraph-properties fo:margin-left="0in" fo:margin-right="0in" fo:text-align="center" style:justify-single-word="false" fo:text-indent="0.1965in" style:auto-text-indent="false"/>
    </style:style>
    <style:style style:name="P12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800000" fo:language="en" fo:country="US" fo:font-style="normal" style:font-style-asian="normal" style:font-style-complex="normal"/>
    </style:style>
    <style:style style:name="T15" style:family="text">
      <style:text-properties fo:color="#800000" fo:font-style="normal" style:font-style-asian="normal" style:font-style-complex="normal"/>
    </style:style>
    <style:style style:name="T16" style:family="text">
      <style:text-properties fo:color="#ff6600"/>
    </style:style>
    <style:style style:name="T17" style:family="text">
      <style:text-properties fo:color="#ff6600" fo:language="ru" fo:country="RU"/>
    </style:style>
    <style:style style:name="T18" style:family="text">
      <style:text-properties fo:font-weight="bold" style:font-weight-asian="bold" style:font-weight-complex="bold"/>
    </style:style>
    <style:style style:name="T19" style:family="text">
      <style:text-properties style:use-window-font-color="true"/>
    </style:style>
    <style:style style:name="T20" style:family="text">
      <style:text-properties style:use-window-font-color="true" fo:language="ru" fo:country="RU"/>
    </style:style>
    <style:style style:name="T21" style:family="text">
      <style:text-properties style:use-window-font-color="true" fo:language="ru" fo:country="RU" fo:font-style="normal" style:font-style-asian="normal" style:font-style-complex="normal"/>
    </style:style>
    <style:style style:name="T22" style:family="text">
      <style:text-properties style:use-window-font-color="true" fo:font-style="normal" style:font-style-asian="normal" style:font-style-complex="normal"/>
    </style:style>
    <style:style style:name="T23" style:family="text">
      <style:text-properties fo:background-color="transparent" loext:char-shading-value="0"/>
    </style:style>
    <style:style style:name="T24" style:family="text">
      <style:text-properties style:text-position="super 58%"/>
    </style:style>
    <style:style style:name="T25" style:family="text">
      <style:text-properties fo:color="#c5000b"/>
    </style:style>
    <style:style style:name="T26" style:family="text">
      <style:text-properties fo:language="fr" fo:country="FR"/>
    </style:style>
    <style:style style:name="T27" style:family="text">
      <style:text-properties fo:color="#0000ff"/>
    </style:style>
    <style:style style:name="T28" style:family="text">
      <style:text-properties fo:color="#3333ff"/>
    </style:style>
    <style:style style:name="T29" style:family="text">
      <style:text-properties officeooo:rsid="000b87d9"/>
    </style:style>
    <style:style style:name="T30" style:family="text">
      <style:text-properties officeooo:rsid="000d4639"/>
    </style:style>
    <style:style style:name="T31" style:family="text">
      <style:text-properties officeooo:rsid="000f1dc5"/>
    </style:style>
    <style:style style:name="T32" style:family="text">
      <style:text-properties officeooo:rsid="00108dba"/>
    </style:style>
    <style:style style:name="T33" style:family="text">
      <style:text-properties officeooo:rsid="00131f23"/>
    </style:style>
    <style:style style:name="T34" style:family="text">
      <style:text-properties officeooo:rsid="0013e45e"/>
    </style:style>
    <style:style style:name="T35" style:family="text">
      <style:text-properties officeooo:rsid="001509fa"/>
    </style:style>
    <style:style style:name="T36" style:family="text">
      <style:text-properties officeooo:rsid="0016b566"/>
    </style:style>
    <style:style style:name="T37" style:family="text">
      <style:text-properties officeooo:rsid="001b5aaa"/>
    </style:style>
    <style:style style:name="T38" style:family="text">
      <style:text-properties officeooo:rsid="001c13a7"/>
    </style:style>
    <style:style style:name="T39" style:family="text">
      <style:text-properties officeooo:rsid="001e5132"/>
    </style:style>
    <style:style style:name="T40" style:family="text">
      <style:text-properties officeooo:rsid="001fce52"/>
    </style:style>
    <style:style style:name="T41" style:family="text">
      <style:text-properties officeooo:rsid="00208ee3"/>
    </style:style>
    <style:style style:name="T42" style:family="text">
      <style:text-properties officeooo:rsid="00212ac3"/>
    </style:style>
    <style:style style:name="T43" style:family="text">
      <style:text-properties officeooo:rsid="0025d81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0" text:outline-level="1">Последний фанфик</text:h>
      <text:p text:style-name="P3">От Massaraksh</text:p>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459537392961235038" text:style-name="L1">
        <text:list-item>
          <text:p text:style-name="P96">добавить детектив <text:span text:style-name="T1">(реализовано)</text:span>+ магические уроки/трактаты Старсвирла</text:p>
        </text:list-item>
        <text:list-item>
          <text:p text:style-name="P97">Терра несколько раз пытается убить Макса (один раз — в аквапарке). Несколько раз Макса спасает Селестия (даёт приказы Нексусу)</text:p>
        </text:list-item>
        <text:list-item>
          <text:p text:style-name="P97">Книги:</text:p>
        </text:list-item>
      </text:list>
      <text:list xml:id="list1904914762851038925" text:style-name="L2">
        <text:list-item>
          <text:p text:style-name="P98">«Великие грифоны прошлого» - из канона (5<text:span text:style-name="T5">s8e)</text:span></text:p>
        </text:list-item>
        <text:list-item>
          <text:p text:style-name="P98">«Высшие заклинания в повседневном использовании: от песчинки до дворца»</text:p>
        </text:list-item>
        <text:list-item>
          <text:p text:style-name="P98">«Малоизвестные аспекты магии трансформаций»</text:p>
        </text:list-item>
        <text:list-item>
          <text:p text:style-name="P9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8">Дасти Вейфарер «Зебрианская культура, быт и фольклор»</text:p>
        </text:list-item>
        <text:list-item>
          <text:p text:style-name="P98">«Краткая история Эквестрии»</text:p>
        </text:list-item>
        <text:list-item>
          <text:p text:style-name="P98">«Шедевры архитектуры Эквестрии» с разделом о Кантерлотском Королевском Дворце</text:p>
        </text:list-item>
        <text:list-item>
          <text:p text:style-name="P98">«Великие дела и великие чары». Страница 893: …</text:p>
        </text:list-item>
        <text:list-item>
          <text:p text:style-name="P98">«Природа Проклятий» - обмен</text:p>
        </text:list-item>
        <text:list-item>
          <text:p text:style-name="P98">«Магия для Чайников» - обмен</text:p>
        </text:list-item>
        <text:list-item>
          <text:p text:style-name="P98">«Энциклопедия Арканум» - обмен</text:p>
        </text:list-item>
        <text:list-item>
          <text:p text:style-name="P98">«О Гейсах» - обмен</text:p>
        </text:list-item>
        <text:list-item>
          <text:p text:style-name="P98">«Тайны Тайных Наук» - обмен</text:p>
        </text:list-item>
        <text:list-item>
          <text:p text:style-name="P98"><text:soft-page-break/>«Основы Заклятий» - обмен</text:p>
        </text:list-item>
        <text:list-item>
          <text:p text:style-name="P98">«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503492211405266584" text:style-name="L3">
        <text:list-item>
          <text:p text:style-name="P9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9">Селестия — переменчивая пони. В одно время не строгая, а в другое может быть такой, что страшно становится</text:p>
        </text:list-item>
        <text:list-item>
          <text:p text:style-name="P9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9">Около 820-ти лет назад будущий маг Лайтнинг Стар поступил на обучение к наставнику Тииспоту</text:p>
        </text:list-item>
        <text:list-item>
          <text:p text:style-name="P9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9">У Селестии грива и хвост развеваются и переливаются от магического шампуня</text:p>
        </text:list-item>
        <text:list-item>
          <text:p text:style-name="P99">Тело Селестии очень крепкое — может выдержать несколько тонн земли</text:p>
        </text:list-item>
        <text:list-item>
          <text:p text:style-name="P99">Дискорд намного старше принцесс, его магия сильнее ихней на голову</text:p>
        </text:list-item>
        <text:list-item>
          <text:p text:style-name="P99">Луна младше Селестии на 3 года. Сёстрам около 5000 лет. По другим данным, Селестии около 2500 лет.</text:p>
        </text:list-item>
        <text:list-item>
          <text:p text:style-name="P99">Принцессы начали войну с Дискордом в возрасте, когда им было около 700 лет — и продолжалась война почти сто лет</text:p>
        </text:list-item>
        <text:list-item>
          <text:p text:style-name="P99">Самый главный враг сестёр и Дискорда — скука</text:p>
        </text:list-item>
        <text:list-item>
          <text:p text:style-name="P99">В Эквестрии на одного жеребца приходится четыре - пять кобыл</text:p>
        </text:list-item>
        <text:list-item>
          <text:p text:style-name="P9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9">Селестия в первые полторы тысячи лет путешествовала — и заварила несколько войн (две — с Эквестрией, в одной была против Луны)</text:p>
        </text:list-item>
        <text:list-item>
          <text:p text:style-name="P99">Настоящий цвет гривы Селестии — клубнично-розовая. Радужный цвет гривы и хвоста поддерживается магией</text:p>
        </text:list-item>
        <text:list-item>
          <text:p text:style-name="P99">Кроме Дискорда, старше сестёр ещё старейшина драконов</text:p>
        </text:list-item>
        <text:list-item>
          <text:p text:style-name="P99">Кэйденс не прожила и 60-ти лет и является низкорожденной</text:p>
        </text:list-item>
        <text:list-item>
          <text:p text:style-name="P99">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99">Народ тихо фигел от нововведений и с ещё большим ожесточением продолжал делать по-своему</text:p>
        </text:list-item>
        <text:list-item>
          <text:p text:style-name="P9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9">Когда пони женятся, они обмениваются ножными браслетами</text:p>
        </text:list-item>
        <text:list-item>
          <text:p text:style-name="P99">Светилами, кроме сестёр, могут управлять единороги (группы), Дискорд, Твайлайт и Старсвирл</text:p>
        </text:list-item>
        <text:list-item>
          <text:p text:style-name="P99">Королева Кризалис — правительница Зелёной Долины</text:p>
        </text:list-item>
        <text:list-item>
          <text:p text:style-name="P99">Мать Луны и Селестии — аликорн Лорен. Мать Дискорда — Алиса (пони-человек)</text:p>
        </text:list-item>
        <text:list-item>
          <text:p text:style-name="P9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8">Искусственный интеллект. Создан Владом и Максом. Разработан для управления корпорациями.</text:p>
      <text:h text:style-name="Heading_20_3" text:outline-level="3">Селестия</text:h>
      <text:p text:style-name="P6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6">Единорог. Холост, молод, мечтателен. Живёт в Кантерлоте. В свободное время рисует облака.</text:p>
      <text:h text:style-name="Heading_20_3" text:outline-level="3">Алекс</text:h>
      <text:p text:style-name="P76">Менеджер проектов, над одним из которых (Нексус) работает Макс.</text:p>
      <text:h text:style-name="Heading_20_3" text:outline-level="3">Ростик</text:h>
      <text:p text:style-name="P76">Лидер команды тестировщиков</text:p>
      <text:h text:style-name="Heading_20_3" text:outline-level="3">Стас</text:h>
      <text:p text:style-name="P76">Программист-новичок в команде Макса.</text:p>
      <text:h text:style-name="Heading_20_3" text:outline-level="3">Рома</text:h>
      <text:p text:style-name="P76">Программист в команде UI-программистов</text:p>
      <text:h text:style-name="Heading_20_3" text:outline-level="3"><text:soft-page-break/>Анджела</text:h>
      <text:p text:style-name="P76">Сисадмин. Флиртует с Максом.</text:p>
      <text:p text:style-name="P76"/>
      <text:h text:style-name="Heading_20_2" text:outline-level="2">Положения</text:h>
      <text:p text:style-name="P7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15" text:outline-level="2">1. Терра</text:h>
      <text:p text:style-name="P23">музыка - кондовая электронная, холодная и отчаянная (Electronics “Disappointed”)</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4"><text:note text:id="ftn1" text:note-class="footnote"><text:note-citation>1</text:note-citation><text:note-body><text:p text:style-name="P8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7">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5">RnD-</text:span><text:span text:style-name="T1">зоны</text:span><text:span text:style-name="T1"><text:note text:id="ftn3" text:note-class="footnote"><text:note-citation>3</text:note-citation><text:note-body><text:p text:style-name="P8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8"><text:span text:style-name="T5">&gt;\</text:span>Привет, Нексус. Это Макс.</text:p>
      <text:p text:style-name="P48"><text:span text:style-name="T5">&lt;\</text:span>Привет Макс. <text:span text:style-name="T1">Рад тебя видеть. Где ты отсутствовал три дня?</text:span></text:p>
      <text:p text:style-name="P48"><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48"><text:span text:style-name="T5">&gt;\</text:span>Как называется наш проект?</text:p>
      <text:p text:style-name="P48"><text:span text:style-name="T5">&lt;\</text:span>Дайсон.</text:p>
      <text:p text:style-name="P48"><text:span text:style-name="T5">&gt;\</text:span>Сколько тебе лет?</text:p>
      <text:p text:style-name="P48"><text:span text:style-name="T5">&lt;\</text:span>Два года с начала запуска кластера.</text:p>
      <text:p text:style-name="P48"><text:span text:style-name="T5">&gt;\</text:span>Какой сейчас год?</text:p>
      <text:p text:style-name="P48"><text:soft-page-break/><text:span text:style-name="T5">&gt;\</text:span>202<text:span text:style-name="T1">6</text:span>-й.</text:p>
      <text:p text:style-name="P22"/>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48"><text:span text:style-name="T5">&gt;\</text:span>Нексус, отключи память <text:span text:style-name="T1">заданий</text:span> за последнюю неделю.</text:p>
      <text:p text:style-name="P48"><text:span text:style-name="T5">&lt;\</text:span>Выполнено.</text:p>
      <text:p text:style-name="P48"><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8"><text:span text:style-name="T5">&lt;\</text:span><text:span text:style-name="T1">Тебя понял. Читаю задачу...</text:span></text:p>
      <text:p text:style-name="P4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9">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9">Ограничени<text:span text:style-name="T1">е 2: решение должно находиться в правовых рамках уголовного и административного кодекса.</text:span></text:p>
      <text:p text:style-name="P49">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9"><text:span text:style-name="T5">&lt;\</text:span><text:span text:style-name="T1">Выполняю задачу</text:span>...</text:p>
      <text:p text:style-name="P49"><text:span text:style-name="T5">&lt;\</text:span>...</text:p>
      <text:p text:style-name="P49"><text:span text:style-name="T5">&lt;\</text:span>Решение:</text:p>
      <text:p text:style-name="P49"><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9"><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text:soft-page-break/>корпораций_A_06.09.2026_23<text:span text:style-name="T5">:47.bmf»</text:span></text:p>
      <text:p text:style-name="P21"/>
      <text:p text:style-name="P30">&lt;<text:span text:style-name="T1">как-то говённо. Улучшить</text:span>&gt;</text:p>
      <text:p text:style-name="P35">Хм, не понял? Ч<text:span text:style-name="T1">ё</text:span> за хрень?</text:p>
      <text:p text:style-name="P35"/>
      <text:p text:style-name="P48"><text:span text:style-name="T5">&gt;</text:span>\Нексус, почему ты используешь жёсткие настройки <text:span text:style-name="T1">для решения задачи</text:span>?</text:p>
      <text:p text:style-name="P48"><text:span text:style-name="T5">&lt;\</text:span>Настройки правильные, <text:span text:style-name="T1">Макс</text:span>.</text:p>
      <text:p text:style-name="P22"/>
      <text:p text:style-name="P3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5"/>
      <text:p text:style-name="P48"><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5">Вместо ответа Нексус выплюнул в консоль длинную строку букв и служебных символов, среди которых бросилась в глаза строка “<text:span text:style-name="T18">incompartible interface Analytics v.0.93 beta</text:span>”</text:p>
      <text:p text:style-name="P35">Ага, уже теплее.</text:p>
      <text:p text:style-name="P35"/>
      <text:p text:style-name="P48"><text:span text:style-name="T5">&gt;</text:span>\Нексус,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5">– </text:span>Окей. Спасибо, Макс. <text:span text:style-name="T1">Выручил.</text:span></text:p>
      <text:p text:style-name="P3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5">.</text:span></text:p>
      <text:p text:style-name="P54">Гудки.</text:p>
      <text:p text:style-name="P35"><text:span text:style-name="T1">У</text:span>ходя попрощался с охранником, <text:span text:style-name="T1">увлечённо исследующим тему педофилии</text:span>.</text:p>
      <text:p text:style-name="P35"><text:soft-page-break/>Всё, свободен. Хотя <text:s/><text:span text:style-name="T1">воскресенье</text:span> уже испорчен<text:span text:style-name="T1">о</text:span>.</text:p>
      <text:p text:style-name="P78">***</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7">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3">ворил </text:span><text:span text:style-name="T2">—</text:span><text:span text:style-name="T2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3">А у нас получается... </text:span><text:span text:style-name="T2">–</text:span><text:span text:style-name="T23">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7">AI <text:span text:style-name="T2">– </text:span><text:span text:style-name="T2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1">Музыка быстрая, тревожная, надорваная и печальная (Pet Shop Boys “So Hard” ?)</text:p>
      <text:p text:style-name="P25"/>
      <text:p text:style-name="P7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5">Единорог поднял голову.</text:p>
      <text:p text:style-name="P3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3">, </text:span><text:span text:style-name="T2">а от снотворного таких глюков у меня ни разу не было</text:span><text:span text:style-name="T23">.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7"><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9">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6">Jack of Hearts</text:span><text:span text:style-name="T26"><text:note text:id="ftn7" text:note-class="footnote"><text:note-citation>7</text:note-citation><text:note-body><text:p text:style-name="Footnote"><text:bookmark text:name="result_box1"/><text:span text:style-name="T26">Jack of Hearts</text:span> <text:span text:style-name="T1">– Червовый валет (фр.)</text:span></text:p></text:note-body></text:note></text:span><text:span text:style-name="T26">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1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text:soft-page-break/>–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8">Спи, сестра моя родная,<text:line-break/>Спи. Усни.<text:line-break/>Крыльями тебя укрою,<text:line-break/>Спи. Усни.</text:p><text:p text:style-name="P88"><text:tab/>В чаще тёмной волки воют,<text:line-break/>Спи. Усни.</text:p><text:p text:style-name="P88"><text:tab/>В мрачном замке духи ноют,<text:line-break/>Спи. Усни.</text:p><text:p text:style-name="P88"><text:tab/>Сказки вечность нам читает,<text:line-break/>Спи. Усни.<text:line-break/>День осенний угасает,<text:line-break/>Спи. Усни.<text:line-break/>Помни только в сне глубоком,</text:p><text:p text:style-name="P88"><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text:soft-page-break/>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1">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text:soft-page-break/>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1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1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text:soft-page-break/></text:p>
      <text:h text:style-name="Heading_20_2" text:outline-level="2"><text:span text:style-name="T5">3. </text:span>Кантерлот</text:h>
      <text:p text:style-name="P52">Музыка медленная, фэнтезийная, средневековая, изысканая, дворцовая (стиль Dire Straits “Coyote”)</text:p>
      <text:p text:style-name="P69">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2"/>
      <text:p text:style-name="P19">Глава IV. Пределы магии</text:p>
      <text:p text:style-name="P18"/>
      <text:p text:style-name="P19">Вашему покорному слуге известны четыре предела магии: </text:p>
      <text:list xml:id="list1609816114993639807" text:style-name="L4">
        <text:list-item>
          <text:p text:style-name="P10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7">– <text:span text:style-name="T1">Восемь, о учитель!</text:span></text:p><text:p text:style-name="P87">–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0"><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0">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5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0">Я потянулся. Хватит на сегодня чтения. Настало время ежедневной прогулки по городу. Тем более, что у меня есть деньги.</text:p>
      <text:p text:style-name="P5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0">Так что даже на ремонт одежды и покупку необходимых в повседневной жизни мелочей у меня финансов не было. До недавнего времени. </text:p>
      <text:p text:style-name="P5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0"><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50"><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11">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бракованные <text:span text:style-name="T19">парящие платформы.</text:span> Но дворцовым бюрократам необязательно ж знать, КАК я их уничтожаю, хе-хе! Некоторые из <text:span text:style-name="T19">платформ </text:span>уничтожаются путём повышенного износа, будучи частью экспериментальных колесниц! “Лорен” я сделал на базе <text:span text:style-name="T1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19">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text:span text:style-name="T5">4. </text:span>Библиотека</text:h>
      <text:p text:style-name="P17">&lt;<text:span text:style-name="T27">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9">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2"/>
      <text:p text:style-name="P37">На книгу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7"><text:span text:style-name="T6">–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3"><text:soft-page-break/>Селестия нахмурилась и приняла грозный вид.</text:p>
      <text:p text:style-name="P43"><text:span text:style-name="T5">– </text:span>Не забывай, человек, я — могущественный маг и правитель Эквестрии. Ко мне нужно относиться с должным уважением!</text:p>
      <text:p text:style-name="P43"><text:span text:style-name="T5">– </text:span>А то что? Превратишь в жабу? Сошлёшь на Луну? Убьёшь нахер?</text:p>
      <text:p text:style-name="P43">Аликорница сникла. Уши её опустились.</text:p>
      <text:p text:style-name="P43"><text:span text:style-name="T5">– </text:span>Макс, не надо... Ты же знаешь, я этого не сделаю.</text:p>
      <text:p text:style-name="P43"><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3"><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3"><text:span text:style-name="T5">Аликорница уселась н</text:span>а пол <text:span text:style-name="T5">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3"><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3"><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5">– </text:span>Вот, читай отсюда. <text:span text:style-name="T5">– а</text:span>ликорница подчеркнула абзац копытом.</text:p>
      <text:p text:style-name="P43"/>
      <text:p text:style-name="P45">***</text:p>
      <text:p text:style-name="P45"/>
      <text:p text:style-name="P4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6">Но величайшая справедливость юниверсума заключается в том, что не существует безвыходных положений. Всегда есть надежда.</text:p>
      <text:p text:style-name="P46">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6"><text:soft-page-break/>Как исполнить первую часть задачи — призвать его — я поведаю, а со второй частью е######<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lt;<text:span text:style-name="T11">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
      <text:p text:style-name="P4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41">–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
      <text:h text:style-name="P116" text:outline-level="2"><text:span text:style-name="T5">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я его знаю!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5">***</text:p>
      <text:p text:style-name="P43">&lt;<text:span text:style-name="T27">Depeche Mode - Painkiller</text:span>&gt;</text:p>
      <text:p text:style-name="P4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text:soft-page-break/>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по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text:soft-page-break/>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Ишь ты!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text:soft-page-break/>– Вроде да. Хотя, по-моему, дело уже не в муравьях.</text:p>
      <text:p text:style-name="P43">– По-моему, тоже. – рассмеялась аликорница. – Продолжай...</text:p>
      <text:p text:style-name="P43"/>
      <text:h text:style-name="P115" text:outline-level="2">6. Стыд</text:h>
      <text:p text:style-name="P43"/>
      <text:p text:style-name="P46">~~~ Завтра на семь в библиотеке ~~~</text:p>
      <text:p text:style-name="P46"/>
      <text:p text:style-name="P43">–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е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3">Я посмотрел на часы. До семи оставалось двадцать минут — как раз, чтоб успеть дойти до библиотеки.</text:p>
      <text:p text:style-name="P43">– На сегодня довольно. Я ж вижу, ты торопишься. – заметил Норф.</text:p>
      <text:p text:style-name="P43">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саквояж и сунул его в рюкзак.</text:p>
      <text:p text:style-name="P43">– Завтра будешь? – спросил Норф.</text:p>
      <text:p text:style-name="P43">– В то же время. – подтвердил я.</text:p>
      <text:p text:style-name="P43"/>
      <text:p text:style-name="P45">***</text:p>
      <text:p text:style-name="P43"/>
      <text:p text:style-name="P43">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text:soft-page-break/>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28">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боевой ход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11">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1"> </text:span>И вообще, зачем вам учиться летать, если вы и так это умеете с рождения?</text:p>
      <text:p text:style-name="P43">– Ты <text:span text:style-name="T11">меня</text:span> совсем не слушал, Макс. – мягко пожурила <text:span text:style-name="T11">меня</text:span>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text:span text:style-name="T11">Два жеребца, схватив за передние и задние ноги кобылку, завертели её в воздушном водовороте и, раскрутив как следует, отпустили</text:span>. Она этаким «живым вертолётом» врезалась в остатки облака и пропахала в нём широкую борозду. Даже до нас донёсся её смех.</text:p>
      <text:p text:style-name="P43">– Проблемы? Что за проблемы? Извини, я таки прослушал.</text:p>
      <text:p text:style-name="P43">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oft-page-break/>8.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1">—</text:span> осень, за осенью <text:span text:style-name="T21">—</text:span> зима. <text:s/>Если пошёл дождь, должно быть мокро, если выпал снег <text:span text:style-name="T2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7">У пегаса начало дергаться веко. Пегас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3">старший. </text:span><text:span text:style-name="T2">–</text:span><text:span text:style-name="T2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1">—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text:soft-page-break/>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text:span text:style-name="T2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span></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этом уровне магии.</text:p>
      <text:p text:style-name="P43">Ну что же, основное искусство правления <text:span text:style-name="T5">— умение делегировать полномочия. Вечером того же дня я села за письменный стол.</text:span></text:p>
      <text:p text:style-name="P43"><text:span text:style-name="T5">“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3"/>
      <text:p text:style-name="P45">***</text:p>
      <text:p text:style-name="P43"><text:soft-page-break/></text:p>
      <text:p text:style-name="P43">– А что стало с жеребятами? – спросил я.</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Дирижабль, важно покачиваясь, отчалил от пирса. Чуть помедлив, он начал <text:span text:style-name="T29">плавно </text:span>разворачиваться против солнца. На палубе суетились матросы, выбирая гайдропы.</text:p>
      <text:p text:style-name="P43">Селестия сложила крылья и потянулась. Тусклые блики подчеркнули бронзой проступивший на миг рельеф мышц. От невыразимой красоты <text:span text:style-name="T29">мгновения</text:span> я забыл все свои обиды и желания и просто любовался её профилем в оранжевой полосе заката. <text:span text:style-name="T30">Она же, как будто позируя, тянулась наиболее эффектным образом.</text:span></text:p>
      <text:p text:style-name="P10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text:span text:style-name="T32">проступивший </text:span>ужас в глазах <text:span text:style-name="T29">Селестии</text:span> <text:span text:style-name="T31">и её рывок </text:span>ко мне.</text:p>
      <text:p text:style-name="P43">Убегающий вверх край стены скрыл <text:span text:style-name="T29">её </text:span>от меня на секунду. Потом <text:span text:style-name="T34">в </text:span>сиреневом небе появился силуэт аликорницы, распростёршейся в прыжке. Она устремилась ко мне и внезапно всё вокруг обрело свою нормальную скорость <text:span text:style-name="T33">и звук</text:span>. Размытый светлый силуэт со свистом промчался мимо меня и через миг я <text:span text:style-name="T29">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span></text:p>
      <text:p text:style-name="P105">Описав круг, Селестия <text:span text:style-name="T35">перелетела через стену и приземлилась в парке. Я скатился на траву, пытаясь вдохнуть.</text:span></text:p>
      <text:p text:style-name="P103">– <text:span text:style-name="T36">Что... Это... Было?</text:span></text:p>
      <text:p text:style-name="P106">Селестия <text:span text:style-name="T37">осторожно повалила меня на траву и принялась ощупывать </text:span>рёбра.</text:p>
      <text:p text:style-name="P107">– <text:span text:style-name="T38">Так больно? А так?</text:span></text:p>
      <text:p text:style-name="P107">– <text:span text:style-name="T38">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пустить эту махину с пускача. Только он не предупредил, что ручку бросать надо и отскакивать, как только затарахтит. И меня тогда лупануло этой самой ручкой по ребрам точь-в-точь как сейчас крыльями. Бульдозер, кстати, завёлся, чем я горжусь!</text:span></text:p>
      <text:p text:style-name="P108">Аликорница вполуха слушала весь этот послешоковый бред и продолжала высматривать раны. <text:span text:style-name="T39">Убедившись, что я в порядке, она отпустила меня и огляделась.</text:span></text:p>
      <text:p text:style-name="P109">– <text:span text:style-name="T40">Так всё-таки, что, чёрт меня задери, произошло? Такое впечатление, будто мне дали хороший пендаль. Кто-то балуется магией? Или не балуется, а на полном серьёзе?</text:span></text:p>
      <text:p text:style-name="P110">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text:span text:style-name="T41">По стене шла большая трещина прямо к месту, где мы стояли минуту назад.</text:span></text:p>
      <text:p text:style-name="P104">– <text:span text:style-name="T42">Не могу поверить. В Кантерлоте никогда не было землетрясений. Это неестественно. – <text:s/>пробормотала аликорница растерянно. – Что-то происходит.</text:span></text:p>
      <text:p text:style-name="P43"><text:s/></text:p>
      <text:p text:style-name="P43">&lt;Селестия кидается вслед за ним и подхватывает его на спину. В полёте Макс получает крыльями по рёбрам. Сел приглашает его к себе (для <text:span text:style-name="T43">более пристального осмотра и </text:span>лечения) и дальше - 34&gt;</text:p>
      <text:p text:style-name="P43"/>
      <text:p text:style-name="P43"/>
      <text:p text:style-name="P44">Откуда-то с окраины парка донёсся еле слышный вопль:</text:p>
      <text:p text:style-name="P44">– Индиго-о-о! Индиго-о-о-о! Домой!! Где эта несносная кобылка?!</text:p>
      <text:p text:style-name="P44">Я вспомнил утреннюю встречу.</text:p>
      <text:p text:style-name="P44"><text:soft-page-break/>– У меня к тебе просьба от одной весьма бойкой особы.</text:p>
      <text:p text:style-name="P44">– Да? – отвлеклась от мрачных дум аликорница.</text:p>
      <text:p text:style-name="P44">– Некая Индиго Мэдтроттер просила тебя найти её подружку, Шейлу Блюскай. Якобы, она пропала.</text:p>
      <text:p text:style-name="P44">– Шейла? – Селестия тёрла копытом висок, старалась освежить память. – Да-да, помню её.</text:p>
      <text:p text:style-name="P44"/>
      <text:p text:style-name="P44"/>
      <text:p text:style-name="P44">&lt;Индиго Мэдтроттер утратила Шейлу Блюскай. Селестия вспоминает эпизод с Шейлой.&gt;</text:p>
      <text:p text:style-name="P44"/>
      <text:p text:style-name="P44">&lt;<text:span text:style-name="T11">(после 34:</text:span></text:p>
      <text:p text:style-name="P33">← Не понял? А что это, если не любовь?</text:p>
      <text:p text:style-name="P33">- Мааакс! - мягко произнесла аликорница. - Аликорны не могут любить. Я же тебе рассказывала прямо перед этим. Думала, ты поймёшь...</text:p>
      <text:p text:style-name="P33">– Охренеть! А зачем ты завела отношения со мной? Тебе жеребцов из дворцовой стражи не хватает? Свежачка захотелось? </text:p>
      <text:p text:style-name="P6"><text:span text:style-name="T15">–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3"> когда ты обблевал тебе копыто - т</text:span><text:span text:style-name="T14">ы стоял тогда такой жалкий, обблёванный, беспомощный, - но всё равно старался помочь мне. Это было так трогательно... </text:span></text:p>
      <text:p text:style-name="P33">– Тьфу!</text:p>
      <text:p text:style-name="P44"><text:span text:style-name="T11">– <text:s/>Мне очень жаль...</text:span>&gt;</text:p>
      <text:p text:style-name="P44"/>
      <text:p text:style-name="P42"><text:span text:style-name="T1">&lt;</text:span>сюжеты из 1001 ночи<text:span text:style-name="T1">&gt;</text:span></text:p>
      <text:p text:style-name="P44"/>
      <text:p text:style-name="P44">&lt;Упоминание Стар Свирлом элементов гармонии&gt;</text:p>
      <text:p text:style-name="P47">&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7">Селестия снится Максу сгорающей — и после этого она исчезает из Эквестрии. При этом она успевает сказать Максу, что она его...&gt;</text:p>
      <text:p text:style-name="P40"/>
      <text:p text:style-name="P38"/>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text:soft-page-break/>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31"/>
      <text:p text:style-name="P4">***</text:p>
      <text:p text:style-name="P14"><text:soft-page-break/></text:p>
      <text:p text:style-name="P2"><text:span text:style-name="T5">&lt;Луна - </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18" text:outline-level="2">Рассказ Селестии <text:span text:style-name="T11">(“1001 ночь”)</text:span></text:h>
      <text:p text:style-name="P7"/>
      <text:p text:style-name="P14"/>
      <text:p text:style-name="P2"/>
      <text:h text:style-name="P118"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oft-page-break/><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18" text:outline-level="2">Рейд пони-рэйнджеров</text:h>
      <text:p text:style-name="P2">&lt;Магия изо всех окраин Эквестрии бежит к её центру — в Вечнодикий лес&gt;</text:p>
      <text:p text:style-name="P26">(леденящий душу триллер, музыка тревожная)</text:p>
      <text:p text:style-name="P6">&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text:soft-page-break/>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text:soft-page-break/>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text:soft-page-break/>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18" text:outline-level="2">Рейд пони-рэйнджеров-2 (<text:span text:style-name="T1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text:soft-page-break/>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1">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text:soft-page-break/>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oft-page-break/><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18"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text:soft-page-break/>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text:soft-page-break/>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1">34 - утерянная глава </text:span><text:span text:style-name="T5">&gt;</text:span></text:p>
      <text:p text:style-name="P2"><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18" text:outline-level="2">В библиотеке замка Селестии</text:h>
      <text:p text:style-name="P73"/>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text:soft-page-break/>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text:soft-page-break/>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2">–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
      <text:h text:style-name="P118"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text:soft-page-break/>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6">заклинание равновесия, в описании к которому есть ссылка на заклинание роста </text:span><text:span text:style-name="T17">(вставить шутку в стиле Влада)</text:span><text:span text:style-name="T16">.</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text:soft-page-break/>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text:soft-page-break/>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18"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text:soft-page-break/>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text:soft-page-break/>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text:soft-page-break/>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8" text:outline-level="2"><text:soft-page-break/>Первый сеанс двойного сна. Рэрити</text:h>
      <text:p text:style-name="P2"/>
      <text:p text:style-name="P2"><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text:soft-page-break/>улетела в бесконечную даль. Я провалился во тьму.</text:p>
      <text:p text:style-name="P2"/>
      <text:h text:style-name="P118" text:outline-level="2">Сон Макса</text:h>
      <text:p text:style-name="P73"/>
      <text:p text:style-name="P2"><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1"/>
      <text:p text:style-name="P2"/>
      <text:p text:style-name="P2"><text:soft-page-break/><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18"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2"><text:span text:style-name="T11">У Твайлайт после видения гибели Кимеринна появились морщинки возле глаз</text:span><text:span text:style-name="T5">&gt;</text:span></text:p>
      <text:p text:style-name="P2"/>
      <text:h text:style-name="P118" text:outline-level="2"><text:soft-page-break/>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1">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oft-page-break/><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2"><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1">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oft-page-break/><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oft-page-break/><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text:soft-page-break/>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1">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18"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1">Вкратце суть сна Рэрити.</text:span></text:p>
      <text:p text:style-name="P2"><text:soft-page-break/><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2"><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2"><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2"><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oft-page-break/>(<text:span text:style-name="T5">&lt;</text:span><text:span text:style-name="T11">согласовать с тем, что говорил Анакорн о Р/Д</text:span><text:span text:style-name="T5">&gt;</text:span>). </text:p>
      <text:p text:style-name="P2">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2"><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1">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1">Кто следующий готов рассказывать?</text:span></text:p>
      <text:p text:style-name="P28">Пинки дёрнулась на месте, но промолчала.</text:p>
      <text:p text:style-name="P2"><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2"/>
      <text:p text:style-name="P2"><text:span text:style-name="T5">&lt;</text:span><text:span text:style-name="T11">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1">В мире Терры они ищут Селестию. В конце-концов Макс находит её в кибермозге </text:span><text:span text:style-name="T13">—</text:span><text:span text:style-name="T11"> в подпрограмме </text:span><text:soft-page-break/><text:span text:style-name="T11">“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18"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text:soft-page-break/>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18"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18"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text:soft-page-break/>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1">Концепция абсолютного зла. Вычеркнуть кого-то из бытия.</text:span></text:p>
      <text:p text:style-name="P2"><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2"/>
      <text:h text:style-name="P118"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oft-page-break/><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2"/>
      <text:p text:style-name="P2"><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2"/>
      <text:h text:style-name="P118"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text:soft-page-break/>магии…</text:p>
      <text:p text:style-name="P2">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text:soft-page-break/></text:p>
      <text:h text:style-name="P118" text:outline-level="2">Поиск решения</text:h>
      <text:p text:style-name="P73"/>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oft-page-break/><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2"/>
      <text:h text:style-name="P118"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1">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text:soft-page-break/>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2">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oft-page-break/><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text:soft-page-break/>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1">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text:soft-page-break/>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18"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18" text:outline-level="2">Поиски</text:h>
      <text:p text:style-name="P2"/>
      <text:p text:style-name="P2"><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text:soft-page-break/>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18"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text:soft-page-break/>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1">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text:soft-page-break/>–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18" text:outline-level="2">След?</text:h>
      <text:p text:style-name="P73"/>
      <text:p text:style-name="P2"><text:span text:style-name="T5">&lt;</text:span><text:span text:style-name="T11">сначала эпизод - проверка сумки в серверной</text:span><text:span text:style-name="T5">&gt;</text:span></text:p>
      <text:p text:style-name="P2"><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text:soft-page-break/>– Да? – Она захлопнула книгу <text:span text:style-name="T5">&lt;</text:span><text:span text:style-name="T11">“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1">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text:soft-page-break/>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text:soft-page-break/>–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8" text:outline-level="2">Озарение</text:h>
      <text:p text:style-name="P2"/>
      <text:p text:style-name="P2"><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8"/>
      <text:p text:style-name="P5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8"/>
      <text:p text:style-name="P55">Разговор не клеился.</text:p>
      <text:p text:style-name="P5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8"><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8"><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8"><text:span text:style-name="T5">– </text:span>Ну хорошо. Убедила. В конце-концов, можем поступить так. Вы с Флатти вернётесь обратно а я продолжу поиски здесь.</text:p>
      <text:p text:style-name="P58"><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8"><text:span text:style-name="T5">– </text:span>Вы можете связываться со мной раз в месяц по коридору.</text:p>
      <text:p text:style-name="P58"><text:soft-page-break/><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8"><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8">Эпплджек недоверчиво хмыкнула.</text:p>
      <text:p text:style-name="P58"><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8"><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8"><text:span text:style-name="T5">– </text:span>Конечно оставаться. Кто ещё, кроме нас, может найти её?</text:p>
      <text:p text:style-name="P58"><text:span text:style-name="T5">– </text:span>Я думал, ты не сможешь оставить Энджела и всех остальных надолго.</text:p>
      <text:p text:style-name="P58"><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3"><text:span text:style-name="T5">– </text:span>Извини, Флаттершай, забылся.</text:p>
      <text:p text:style-name="P63"><text:span text:style-name="T5">– </text:span>Та ладно, я ж не против, – возразила Эпплджек. – Не парься, Флатти. Было б хуже, если б он <text:s/>назвал меня Эпплджек на людях.</text:p>
      <text:p text:style-name="P63"><text:span text:style-name="T5">– </text:span>Ты так... – запнулась Флаттершай. – Так быстро забыла свою ферму. И...</text:p>
      <text:p text:style-name="P63"><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3"><text:span text:style-name="T5">– </text:span>Как ты можешь так говорить? – расплакалась Флаттершай.</text:p>
      <text:p text:style-name="P63"><text:span text:style-name="T5">– </text:span>Эй, девушки, не ссорьтесь! Мы — одна команда! И надеюсь, останемся ею и в дальнейшем. </text:p>
      <text:list xml:id="list1258558618924078248" text:style-name="L5">
        <text:list-header>
          <text:p text:style-name="P11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3"><text:span text:style-name="T5">– </text:span>А если нет? – Эпплджек смотрела мне мне прямо в глаза.</text:p>
      <text:list xml:id="list191731576979301" text:continue-numbering="true" text:style-name="L5">
        <text:list-header>
          <text:p text:style-name="P111">Я молча пожал плечами. Эпплджек уверенно продолжила.</text:p>
        </text:list-header>
      </text:list>
      <text:p text:style-name="P63"><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3"><text:span text:style-name="T5">– </text:span>Спасибо, ЭйДжей.</text:p>
      <text:p text:style-name="P63"><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731015833172" text:continue-numbering="true" text:style-name="L5">
        <text:list-header>
          <text:p text:style-name="P111">Флаттершай пробормотала нечто, показавшееся мне знакомым.</text:p>
        </text:list-header>
      </text:list>
      <text:p text:style-name="P63"><text:span text:style-name="T5">– </text:span>Флатти, ты что-то сказала? Я не расслышал.</text:p>
      <text:p text:style-name="P63"><text:span text:style-name="T5">– </text:span>Намерение Изменяет Реальность.</text:p>
      <text:p text:style-name="P63"><text:span text:style-name="T5">– </text:span>Эээ. А где ты слышала эту фразу, если не секрет?</text:p>
      <text:p text:style-name="P63"><text:span text:style-name="T5">– </text:span>Так сказала принцесса Селестия на Гранд Гала, когда мы устроили там бардак. Она очень <text:soft-page-break/>развеселилась тогда и сказала, что как раз и задумывала нечто такое, способное расшевелить это веками занудное мероприятие.</text:p>
      <text:list xml:id="list191731405144051" text:continue-numbering="true" text:style-name="L5">
        <text:list-header>
          <text:p text:style-name="P111">У меня как будто вспыхнула лампочка в мозгу. Кирпичики быстро выстраивались в целостную картину. Я ринулся в прихожую.</text:p>
        </text:list-header>
      </text:list>
      <text:p text:style-name="P63"><text:span text:style-name="T5">– </text:span>Флатти, ЭйДжей, буду через час. Ждите!</text:p>
      <text:p text:style-name="P58"/>
      <text:h text:style-name="P117" text:outline-level="2">Почти.</text:h>
      <text:p text:style-name="P71"/>
      <text:p text:style-name="P63">В офисе меня встретил лыбящийся Стас.</text:p>
      <text:p text:style-name="P6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3">Я уставился на Стаса и он, захлёбываясь от торопливости, начал <text:span text:style-name="T5">расказывать</text:span>.</text:p>
      <text:p text:style-name="P6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3">– Ты его уничтожил?</text:p>
      <text:p text:style-name="P63">– Кого?</text:p>
      <text:p text:style-name="P63">– Этический модуль. Селестию.</text:p>
      <text:p text:style-name="P6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3">– Ты его уничтожил?</text:p>
      <text:p text:style-name="P6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3">– То есть, на домашнем компьютере Влада модуль работает и дальше?</text:p>
      <text:p text:style-name="P63">– Ага. К нему-то у меня доступа нету. Но в кластер к Нексусу он больше не пролезет.</text:p>
      <text:p text:style-name="P63">– Спасибо, Стас. Ты молодец.</text:p>
      <text:p text:style-name="P63">Ниточка, чуть было не прервавшаяся в офисе, повела в квартиру Влада.</text:p>
      <text:p text:style-name="P63"/>
      <text:h text:style-name="P117" text:outline-level="2">Дискорд</text:h>
      <text:p text:style-name="P73"/>
      <text:p text:style-name="P71">Девушки поспешно собирались, пока я растолковывал им задачу.</text:p>
      <text:p text:style-name="P71"><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1"><text:span text:style-name="T5">– </text:span>Это тот твой приятель, который разбился с полгода назад? – спросила Эпплджек.</text:p>
      <text:p text:style-name="P71"><text:span text:style-name="T5">– </text:span>Да, это он.</text:p>
      <text:p text:style-name="P71"><text:span text:style-name="T5">– </text:span>А как мы попадём в его квартиру? Там сейчас кто-то живёт? – Флаттершай прыгала на одной ноге, <text:soft-page-break/>натягивая кед.</text:p>
      <text:p text:style-name="P71"><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2">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72">Я поднёс брелок пропуска к домофону, но дверь подъезда не открылась. Замигала красная лампочка и зажужжал зуммер.</text:p>
      <text:p text:style-name="P72">Я выругался.</text:p>
      <text:p text:style-name="P72"><text:span text:style-name="T5">– </text:span>Макс, что случилось? У нас проблемы?</text:p>
      <text:p text:style-name="P72"><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2"><text:span text:style-name="T5">– </text:span>Так что, будем ломать дверь? – Эпплджек критически осмотрелась, подмечая бабулек на лавочке и зевак во внутреннем скверике.</text:p>
      <text:p text:style-name="P72"><text:span text:style-name="T5">– </text:span>Нет нужды. Лучше станьте-ка сзади меня так, чтобы заслонить от этих бабулек и от вооон той камеры наблюдения.</text:p>
      <text:list xml:id="list7527195706075547254" text:style-name="L6">
        <text:list-header>
          <text:p text:style-name="P11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3">Раздался лёгкий «кряк» и дверь подалась.</text:p>
      <text:p text:style-name="P89"><text:span text:style-name="T5">– </text:span>Девушки, заходим.</text:p>
      <text:p text:style-name="P5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text:span><text:soft-page-break/><text:span text:style-name="T1">ещё под надзором видеокамер, вряд ли смогу.</text:span></text:p>
      <text:p text:style-name="P63">Прихожая встретила нас толстым слоем пыли. Мы тихонько прошли внутрь и я закрыл дверь изнутри.</text:p>
      <text:p text:style-name="P58"><text:span text:style-name="T1">Компьютер</text:span> стоял там же, где и обычно <text:span text:style-name="T1">— в личном кабинете Влада на столе у окна.</text:span></text:p>
      <text:p text:style-name="P89"><text:span text:style-name="T5">– </text:span>Макс, тут окно разбито! И верёвка какая-то висит. – крикнула Флаттершай из кухни.</text:p>
      <text:p text:style-name="P89"><text:span text:style-name="T5">– </text:span>Оставь, Флатти, не сейчас! – отмахнулся я.</text:p>
      <text:p text:style-name="P95">Лампочка питания на ноутбуке горела, <text:s/>но подключенный монитор оставался тёмным. Я постучал по пробелу, но безрезультатно.</text:p>
      <text:p text:style-name="P89"><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9"><text:span text:style-name="T5">– </text:span>Монитор выключен. – <text:s/>раздалось из угла. Кресло с высокой спинкой повернулось, открыв нашим взорам Дискорда. </text:p>
      <text:p text:style-name="P8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9">Он приподнял панамку, дурашливо здороваясь.</text:p>
      <text:p text:style-name="P89"><text:span text:style-name="T5">– </text:span>Оп-па! – пробормотала Эпплджек. – Нежданчик!</text:p>
      <text:p text:style-name="P89"><text:span text:style-name="T5">– </text:span>Ты, я вижу, времени не терял, – моя рука под прикрытием стола медленно тянулась к тяжёлой фарфоровой кружке, стоящей на краю.</text:p>
      <text:p text:style-name="P74"><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4"><text:span text:style-name="T5">– </text:span>А почему ты вообще решил искать нас тут? – спросила Эпплджек. – Приехал бы домой. Мы б тебя чаем напоили.</text:p>
      <text:p text:style-name="P74"><text:span text:style-name="T5">– </text:span>Видишь ли, дорогая Эй-Джей, я с самого начала знал, где находится наша уважаемая принцесса, а времени в обрез, так что...</text:p>
      <text:p text:style-name="P79">В проёме дверей появилась Флаттершай.</text:p>
      <text:p text:style-name="P74"><text:span text:style-name="T5">– </text:span>С кем это вы тут разговариваете?</text:p>
      <text:list xml:id="list7627561071846120442" text:style-name="L7">
        <text:list-header>
          <text:p text:style-name="P12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9">Оглушённый Дискорд попытался было отъехать на кресле в сторону, но я припёр его стулом к стенке.</text:p>
      <text:p text:style-name="P74">– Жанна, Флатти, хватайте ноут и на выход! Я с ним разберусь! Не теряйте вре...!</text:p>
      <text:p text:style-name="P74">– ТЫ ИДИО...!!!</text:p>
      <text:p text:style-name="P74">Дискорд <text:s/>зорал одновременно со мной, прикрываясь от меня руками, когда раздался оглушительный</text:p>
      <text:p text:style-name="P74">...</text:p>
      <text:p text:style-name="P75">БАХ!!!</text:p>
      <text:p text:style-name="P74">…</text:p>
      <text:p text:style-name="P74">Эпплджек с <text:s/>нервным всхлипом опустила толстенный том «Энтерпрайз-паттернов» , издание девятое, дополненное.</text:p>
      <text:p text:style-name="P89">На лице Дискорда появилось удивлённо-мечтательное выражение и он вырубился.</text:p>
      <text:p text:style-name="P89"/>
      <text:h text:style-name="P118" text:outline-level="2"><text:soft-page-break/>Селестия</text:h>
      <text:p text:style-name="P89"/>
      <text:p text:style-name="P89">Включенный монитор показал схематическое изображение Селестиии, </text:p>
      <text:p text:style-name="P90">&gt;\<text:span text:style-name="T1">Привет, Селестия. Это Макс. Как себя чувствуешь?</text:span></text:p>
      <text:p text:style-name="P90">&lt;\<text:span text:style-name="T1">Макс? МАКС??? МА-А-А-АКС!!! НАКОНЕЦ-ТО! КАК Я РАДА ТЕБЯ СЛЫШАТЬ! </text:span></text:p>
      <text:p text:style-name="P90">&gt;\<text:span text:style-name="T1">Я рад, что нашёл тебя, Тия.</text:span></text:p>
      <text:p text:style-name="P9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0">&gt;\<text:span text:style-name="T1">Тия, я сейчас подключу микрофон и колонки, и мы сможем общаться более удобно.</text:span></text:p>
      <text:p text:style-name="P89">…</text:p>
      <text:p text:style-name="P89">– Привет опять. Как ты меня слышишь?</text:p>
      <text:p text:style-name="P8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0">– <text:span text:style-name="T1">Могу себе представить. Как-то раз я провёл три часа камере сенсорной депривации. Мне не понравилось.</text:span></text:p>
      <text:p text:style-name="P89">– Эммм... Ваше Высочество, вы в порядке? Мы так рады, что наконец-то нашли Вас! – вклинилась в разговор Эпплджек.</text:p>
      <text:p text:style-name="P89">– Кто тут? Макс, кто ещё с тобой?</text:p>
      <text:p text:style-name="P90"><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0">– <text:span text:style-name="T1">Девочки? Я рада вас слышать. А Твайлайт нет рядом?</text:span></text:p>
      <text:p text:style-name="P8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9">При этих словах Дискорд замычал и задёргался. Эпплджек нахмурилась и проверила верёвки, привязывающие его к спинке стула.</text:p>
      <text:p text:style-name="P8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9">– Ноутбук — так называется место, где я нахожусь сейчас? А кто это мычит?</text:p>
      <text:p text:style-name="P8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9">– О, духи предков, но зачем??? Почему у него кляп во рту?</text:p>
      <text:p text:style-name="P89">– Мы связали его. Он нас предал. И тебя. И Эквестрию. Всех.</text:p>
      <text:p text:style-name="P89">При этих словах Эпплджек и Флаттершай непонимающе уставились на меня, а Дискорд протестующе замычал.</text:p>
      <text:p text:style-name="P89">Я начал рассказывать о своих догадках, и непонимающее выражение на лицах девушек сменилось удивлением.</text:p>
      <text:p text:style-name="P8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9">– А зачем тогда ты приложила его книгой? – непонимающе уставился я на неё.</text:p>
      <text:p text:style-name="P89">– Потому что ты напал на него. Я и подумала — тебе виднее. И подсобила.</text:p>
      <text:p text:style-name="P89"><text:soft-page-break/>Флаттершай отрицающе мотнула головой.</text:p>
      <text:p text:style-name="P89">– Не может Дискорд быть предателем. Он мой друг.</text:p>
      <text:p text:style-name="P89">Дискорд благодарственно замычал и закивал головой.</text:p>
      <text:p text:style-name="P8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9">Дискорд завёл глаза на лоб и обречённо завыл.</text:p>
      <text:p text:style-name="P89">– Макс, постой. Дай мне поговорить с ним. – сказала Селестия. – Не могу поверить, что Дискорд на такое пошёл.</text:p>
      <text:p text:style-name="P89">– Ну хорошо. Поговори. Послушаем, что он скажет.</text:p>
      <text:p text:style-name="P89">Я красноречиво покачал кулак перед его носом и вытащил кляп.</text:p>
      <text:p text:style-name="P89">...</text:p>
      <text:p text:style-name="P80">–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0">– Это я-то устраиваю цирк?!! ДА ТЫ НА СЕБЯ ПОСМОТРИ, КЛОУН!!! На людей кидаешься, чашками бросаешься, вон, мне нос разбил! Дерёшься...</text:p>
      <text:p text:style-name="P80">Я угрожающе поднёс тряпку к лицу Дискорда.</text:p>
      <text:p text:style-name="P80">– Ещё одно слово в таком тоне, и ты заткнёшься, а мы уйдём в Эквестрию без тебя!</text:p>
      <text:p text:style-name="P8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0">Дискорд демонстративно закрыл рот и посвистывая уставился в потолок.</text:p>
      <text:p text:style-name="P80">Разговор зашёл в тупик.</text:p>
      <text:p text:style-name="P83"/>
      <text:p text:style-name="P84">На мониторе высветился текст:</text:p>
      <text:p text:style-name="P8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4"/>
      <text:p text:style-name="P84">Из колонок послышался лёгкий шорох.</text:p>
      <text:p text:style-name="P80">– Дик, сейчас не время для ссор. – голос Селестии был мягким, но настойчивым. – Мы в одной лодке.</text:p>
      <text:p text:style-name="P80">– Тебе легко говорить! Тебе не разбивали нос и не оскорбляли угрозами!</text:p>
      <text:p text:style-name="P80">– Ты должен понимать, что у Макса были все основания так себя вести. Твоё поведение вызвало подозрения у него, ведь он мало тебя знает. </text:p>
      <text:p text:style-name="P80">К уговорам Селестии присоединилась Флаттершай.</text:p>
      <text:p text:style-name="P80">– Дискорд, миленький, прости его. Макс хороший. Он просто не знал, что ты тоже хороший...</text:p>
      <text:p text:style-name="P80">У Дискорда покраснели уши и он засмущался и заворчал.</text:p>
      <text:p text:style-name="P8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0"><text:soft-page-break/>Я пропустил «дятла» мимо ушей.</text:p>
      <text:p text:style-name="P8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1">***</text:p>
      <text:p text:style-name="P8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0">Потому разбрасываться такой возможностью не стоит. Если уж тебе повезло оказаться в новом мире — исследуй его сполна!..</text:p>
      <text:p text:style-name="P81">***</text:p>
      <text:p text:style-name="P86">&lt;<text:span text:style-name="T12">сюда можно вставить похождения Дискорда — вторая неопубликованная глава. Первая — секс с Селестией</text:span>&gt;</text:p>
      <text:p text:style-name="P81">***</text:p>
      <text:p text:style-name="P84">– Развяжите мне, наконец, руки! Или хотя бы одну. Плечами жестикулировать неудобно.... </text:p>
      <text:p text:style-name="P84">Я развязал Дискорду левую руку.</text:p>
      <text:p text:style-name="P8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4">Дискорд принялся разминать затёкшее запястье.</text:p>
      <text:p text:style-name="P8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4">– Какое письмо, Корди? – вскинулась до этого зачарованно слушавшая Дискорда Флаттершай.</text:p>
      <text:p text:style-name="P84">– Ну ваше же! Вы с Эпплджек написали мне о своих мытарствах тут. Вежливо так написали, спасибо...</text:p>
      <text:p text:style-name="P84">Флаттершай покрылась пунцовыми пятнами.</text:p>
      <text:p text:style-name="P84">– Я... Мы... – тут она совсем стушевалась.</text:p>
      <text:p text:style-name="P84">– Так а почему ты сказал, что никто не уйдёт в Эквестрию? – наконец перебила Дискорда скучавшая до этого Эпплджек.</text:p>
      <text:p text:style-name="P84">Дискорд уставился на неё долгим взглядом, а потом хлопнул себя по лбу.</text:p>
      <text:p text:style-name="P8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text:soft-page-break/>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4">– И что? – продолжила его мысль Эпплджек.</text:p>
      <text:p text:style-name="P84">–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84">– И?!! – до меня уже дошло, но Эпплджек продолжала тупить.</text:p>
      <text:p text:style-name="P84">– Короче, времени у нас осталось что-то около пятнадцати минут. Или около того. – заявил Дискорд, поднеся к глазам запястье с массивными часами.</text:p>
      <text:p text:style-name="P84">– СКОЛЬКО??? – воскликнули хором я и девушки.</text:p>
      <text:p text:style-name="P84">Дискорд открыл было рот, но его слова заглушил звонок в дверь.</text:p>
      <text:p text:style-name="P84">– ОТКРОЙТЕ, ПОЛИЦИЯ! Вам даётся полминуты, чтобы открыть дверь. Через тридцать секунд дверь будет выбита!</text:p>
      <text:p text:style-name="P8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4">Блядь!</text:p>
      <text:p text:style-name="P84">– На крышу, живо!!! Через окно на кухне! – зашипел Дискорд, отчаянно дёргая узлы свободной рукой.</text:p>
      <text:p text:style-name="P84">Эпплджек, одной рукой сгребя в охапку ноутбук, второй увлекая Флаттершай, кинулась на кухню.</text:p>
      <text:p text:style-name="P84">– А толку? Куда мы с крыши денемся? – спросил я растерянно. Дискорд только раздражённо зарычал в ответ.</text:p>
      <text:p text:style-name="P80">Дверь содрогнулась от мощного удара. Послышался стук падающей штукатурки. Я сломя голову кинулся на кухню.</text:p>
      <text:p text:style-name="P80">– Развяжи меня, идиот!!! – гаркнул вдогонку Дискорд.</text:p>
      <text:p text:style-name="P8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0">– Давай на крышу! Я догоню! – рявкнул он, освобождая вторую руку.</text:p>
      <text:p text:style-name="P80">От второго удара дверная коробка крякнула и наполовину въехала в коридор. </text:p>
      <text:p text:style-name="P8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0">Верёвка в кухонном окне дёргалась от движений лезущих по ней Флатти и Эпплджек. Я словил её рукой и стал на подоконник.</text:p>
      <text:p text:style-name="P80">Чёрт!</text:p>
      <text:p text:style-name="P8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0">Но нет, триста тысяч чертей, раз девушки смогли – я тоже смогу!</text:p>
      <text:p text:style-name="P80">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8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0">Я успел сократить расстояние до Эпплджек наполовину, когда девушки нашли решение.</text:p>
      <text:p text:style-name="P8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0">Я выдохнул.</text:p>
      <text:p text:style-name="P8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0">Чёрт! Чёрт! Чёрт! Чёрт!</text:p>
      <text:p text:style-name="P80">Бля!!!...</text:p>
      <text:p text:style-name="P80">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0"/>
      <text:h text:style-name="P118" text:outline-level="2">Назад, в Эквестрию</text:h>
      <text:p text:style-name="P80"/>
      <text:p text:style-name="P80">Долго паниковать не пришлось. </text:p>
      <text:p text:style-name="P80">Я почувствовал сильный рывок за шиворот и захват поперёк груди. </text:p>
      <text:p text:style-name="P80">– ОТПУСТИ ДЕВЧОНКУ!!! – загрохотало мне в ухо. Я открыл глаза.</text:p>
      <text:p text:style-name="P8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0">Я чуть поднял глаза и уставился в чешуйчатую морду дракона.</text:p>
      <text:p text:style-name="P80">– Отпусти Эпплджек. Я её держу. – повторил Дискорд. – Мне сбалансироваться надо. Вы не такие уж и <text:soft-page-break/>лёгкие.</text:p>
      <text:p text:style-name="P8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0">Наконец это ему удалось, и дальнейший подъём на крышу происходил в молчании.</text:p>
      <text:p text:style-name="P8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0">Флаттершай оторвала заплаканное лицо от моей ветровки.</text:p>
      <text:p text:style-name="P80">– Да-да, ты прав, Корди. Я готова.</text:p>
      <text:p text:style-name="P80">На длинной шее Дискорда разместились Эпплджек и Флаттершай. Я, для сохранения баланса, разместился позади крыльев.</text:p>
      <text:p text:style-name="P80">Дискорд расправил крылья и начал короткую пробежку к краю.</text:p>
      <text:p text:style-name="P8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0">И мы полетели навстречу закату.</text:p>
      <text:p text:style-name="P8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0">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8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0">– Пристегните ремни! – проревел Дискорд, резко ускоряясь. – Будет весело!!!</text:p>
      <text:p text:style-name="P8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0">– ЙУУУУУУУХХХУУУУУ!!! – заорал Дискорд, сложил крылья и врезался в шар.</text:p>
      <text:p text:style-name="P85">&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9" text:outline-level="1">Беседа за столиком в ночи</text:h>
      <text:p text:style-name="P60">Из-за заинтересованности Эквуса в Максе, тому не приходится прилагать усилий для 34 — на что ему указывает Анакорн</text:p>
      <text:p text:style-name="P6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3"><text:soft-page-break/>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8"><text:span text:style-name="T1">– </text:span>Анакорн. <text:span text:style-name="T1">– о</text:span>трекомендовался он. <text:span text:style-name="T5">– </text:span><text:span text:style-name="T1">Демиург.</text:span></text:p>
      <text:p text:style-name="P58"><text:span text:style-name="T1">– </text:span>П-привет. Макс. <text:span text:style-name="T1">– в</text:span> смятении представился я.</text:p>
      <text:p text:style-name="P5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3"/>
      <text:p text:style-name="P58"><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3"/>
      <text:p text:style-name="P5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8"><text:span text:style-name="T1">Юноша</text:span> закинул ногу за ногу и пытливо смотрел на меня, играя карандашём .</text:p>
      <text:p text:style-name="P58">Я совсем запутался.</text:p>
      <text:p text:style-name="P58"><text:span text:style-name="T1">– </text:span>Какая проблема? Какое решение? Кто ты <text:span text:style-name="T1">вообще</text:span>?</text:p>
      <text:p text:style-name="P58"><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3">Проблема в том, что Эквус крайне хрупок и нежизнеспособен. По-сути, это мертворожденный мир. У <text:soft-page-break/>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3">– Стоп, не торопись. – у меня голова пошла кругом от информации. – Я ничего не понял. Какие-такие проблемы? Какие варианты? Зачем его поддерживать?</text:p>
      <text:p text:style-name="P63">Анакорн недовольно поморщился, но продолжил.</text:p>
      <text:p text:style-name="P6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3">На голограмме появилась солнечная система Эквуса. Почему-то в центре системы был сам Эквус. Вокруг него вращались солнце и луна.</text:p>
      <text:p text:style-name="P63">Анакорн плюхнулся обратно в кресло и схватился за голову. Потом, немного успокоившись, продолжил.</text:p>
      <text:p text:style-name="P6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3">Анакорн отпил из стакана и продолжил.</text:p>
      <text:p text:style-name="P6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3">Анакорн постучал по столику указкой. Солнечная система увеличилась, оставив в поле зрения только шар Эквуса.</text:p>
      <text:p text:style-name="P6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9">старом аналоговом телевизоре.</text:span></text:p>
      <text:p text:style-name="P65">Ко мне наконец-то пришло понимание ситуации.</text:p>
      <text:p text:style-name="P6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3">Анакорн смутился.</text:p>
      <text:p text:style-name="P6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3">(<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3"><text:span text:style-name="T9">– Сам ты раздолбай! – произнёс, наконец, Свирл</text:span>)</text:p>
      <text:p text:style-name="P63">… И создали вы его достаточно топорно — видишь, он трещит по швам.</text:p>
      <text:p text:style-name="P63">– Хмм. То есть, это брони создали Эквус?</text:p>
      <text:p text:style-name="P6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3">Я вспомнил события последнего года <text:span text:style-name="T5">&lt;</text:span>упомянуть в эпизоде на Терре, что МЛП-сериал закрылся год назад<text:span text:style-name="T5">&gt;</text:span></text:p>
      <text:p text:style-name="P6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3">Анакорн с такой силой сжал карандаш, что он хрустнул.</text:p>
      <text:p text:style-name="P63"><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0">– </text:p>
      <text:p text:style-name="P6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5">– Верни Рэйнбоу!!!</text:p>
      <text:p text:style-name="P65">Обломки карандаша выпали из кулака Анакорна на столик.</text:p>
      <text:p text:style-name="P65">– Э-э-э… м-м-м… ну-у-у... Нельзя сказать, что это совсем невыполнимо… Но, прямо скажу, задачка не для студента!</text:p>
      <text:p text:style-name="P65">– А ты студент?</text:p>
      <text:p text:style-name="P6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5">– Нет. Плата остаётся неизменной. Тут мы квиты. У меня тоже мало шансов помочь тебе — я не имею ни малейшего понятия, как это сделать.</text:p>
      <text:p text:style-name="P65">Ставшие почти прозрачными стены комнаты снова обрели материальность. Анакорн пожал плечами и протянул мне руку через столик.</text:p>
      <text:p text:style-name="P6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text:soft-page-break/>Вплоть до их устранения. А с мелочами я и сам справлюсь.</text:p>
      <text:p text:style-name="P6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5">Я задумался.</text:p>
      <text:p text:style-name="P6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5">Анакорн почесал в затылке.</text:p>
      <text:p text:style-name="P65">– А кьютимарки? Как, <text:span text:style-name="T5">&lt;</text:span><text:span text:style-name="T13">чёрт</text:span><text:span text:style-name="T5">&gt;</text:span> меня побери, объяснить кьютимарки?</text:p>
      <text:p text:style-name="P65">– А кьютимарки ты сам даришь пони, когда распознаёшь их жизненное предназначение.</text:p>
      <text:p text:style-name="P6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5">Я пожал плечами.</text:p>
      <text:p text:style-name="P65">– А по-другому я не могу объяснить их появление. К сожалению.</text:p>
      <text:p text:style-name="P9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1">– Хорошо. Уболтал. Кьютимарки беру на себя. Так и знал, что мне самое трудное достанется!</text:p>
      <text:p text:style-name="P9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1">Анакорн проследил мой взгляд.</text:p>
      <text:p text:style-name="P91">– Нечего так смотреть. Если я стану применять магию вместо ловкости, теряется весь смысл упражнения... О, глянь-ка на Эквус!</text:p>
      <text:p text:style-name="P91">И впрямь, было на что посмотреть. Уровень помех на модели Эквуса значительно снизился и сама она стала светиться ровным голубоватым светом.</text:p>
      <text:p text:style-name="P9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1"/>
      <text:p text:style-name="P93">Да, т<text:span text:style-name="T2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4"><text:soft-page-break/></text:p>
      <text:p text:style-name="P9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3"/>
      <text:p text:style-name="P91">Я опять задумался. В голове было пусто. Хотя, если подумать с точки зрения программиста, можно... Наверное можно, раз все предыдущее прокатило...</text:p>
      <text:p text:style-name="P92">–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2">– Не понял? Это как? Как ты совместишь разрушенную магическими войнами Эквестрию с романтически-сексуальным раем для попаданцев?</text:p>
      <text:p text:style-name="P92"><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2">Анакорн долго мусолил карандаш, а потом вдруг заржал.</text:p>
      <text:p text:style-name="P92"><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2"><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2">Анакорн примирительно похлопал меня по плечу.</text:p>
      <text:p text:style-name="P92"><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2">Я подозрительно посмотрел на Анакорна.</text:p>
      <text:p text:style-name="P92"><text:span text:style-name="T5">– </text:span>Какой ещё, нафиг, «мой фанфик»? Я никакого фанфика не писал. И не собираюсь, вообще-то.</text:p>
      <text:p text:style-name="P92">Анакорн ехидно ухмыльнулся и откинулся в кресле, переплетя пальцы за затылком.</text:p>
      <text:p text:style-name="P92"><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1"><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1"><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1"><text:span text:style-name="T5">– </text:span>Факн щит<text:note text:id="ftn12" text:note-class="footnote"><text:note-citation>12</text:note-citation><text:note-body><text:p text:style-name="P87">Fucking shit — <text:span text:style-name="T1">ёбаное дерьмо</text:span></text:p></text:note-body></text:note>!.. Если ты мне скажешь, чего писать – могу попробовать. А так — нет. Из меня писатель <text:soft-page-break/>примерно такой, как из тебя — жонглёр вот этим карандашём.</text:p>
      <text:p text:style-name="P91">Анакорн развёл руками.</text:p>
      <text:p text:style-name="P91"><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1">Анакорн, глядя на мои терзания, понимающе кивнул и продолжил.</text:p>
      <text:p text:style-name="P6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3">– Гм! Я бы попросил тебя не касаться моих отношений с Рэйнбоу!</text:p>
      <text:p text:style-name="P6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3">У меня сердце буквально ухнуло куда-то вниз, в область желудка.</text:p>
      <text:p text:style-name="P6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3">– Та ладно, не утешай. Я не маленький ребёнок. Долг платежом красен. Сделаю то, что ты хочешь. Как сумею.</text:p>
      <text:p text:style-name="P6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3">Анакорн наблюдал за мной без улыбки. По его нейтральному выражению лица невозможно было догадаться, о чём он думает.</text:p>
      <text:p text:style-name="P63">– Ну вот и отлично. Рад, что мы наконец-то пришли к сделке.</text:p>
      <text:p text:style-name="P6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6">– Пора закругляться. Ты начинаешь сгорать. Надо утрясти последние детали, пока ещё есть пару минут.</text:p>
      <text:p text:style-name="P63">– Валяй. Я тебя внимательно слушаю.</text:p>
      <text:p text:style-name="P63">– Честно говоря, эту информацию я говорю «для галочки» — для того, чтобы сделка была полностью <text:soft-page-break/>чистой. А так — ты всё равно забудешь всё сказанное мною, как только проснёшься. <text:span text:style-name="T11">Такова природа низкоэнергетических монад</text:span>.</text:p>
      <text:p text:style-name="P63">– А я разве сплю?</text:p>
      <text:p text:style-name="P63">– Сейчас — нет. Но как только мы закроем сделку — проснёшься. Потому что нет иного способа вернуть тебя в реальный мир.</text:p>
      <text:p text:style-name="P63">– Эээ, постой. А как я в Эквестрию и обратно возвращался?</text:p>
      <text:p text:style-name="P6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3">Так вот, возвращать тебя обратно в твой мир я не буду. </text:p>
      <text:p text:style-name="P63">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3">– Ты ещё увидишь пару снов на прощание. Удачи!</text:p>
      <text:p text:style-name="P63"/>
      <text:p text:style-name="P64">***</text:p>
      <text:p text:style-name="P64"/>
      <text:p text:style-name="P63">&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3"/>
      <text:p text:style-name="P63">–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63">– Пожалста. – ответил я безучастно. – Всегда рад. Только Вам не нужно было ТАК распинаться, чтобы заручиться моей помощью.</text:p>
      <text:p text:style-name="P63">Селестия на мгновение смутилась, но продолжила.</text:p>
      <text:p text:style-name="P63">&lt;<text:span text:style-name="T11"> - Ты морочила мне яйца, чтобы заинтересовать? Всё, как Свирл указал?</text:span></text:p>
      <text:p text:style-name="P6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0"><text:soft-page-break/>Я покачал головой.</text:p>
      <text:p text:style-name="P63"><text:span text:style-name="T1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0">Селестия кивнула, соглашаясь, и образ её начал меркнуть.</text:p>
      <text:p text:style-name="P85">– <text:span text:style-name="T1">Окей. Будь счастлив и... спасибо тебе за всё, Макс.</text:span></text:p>
      <text:p text:style-name="P80">…</text:p>
      <text:p text:style-name="P8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0">Он нахлобучил на себя невесть откуда взявшуюся двууголку.</text:p>
      <text:p text:style-name="P80">– Как вам это нравится, господа?! Дискорд — спаситель Эквестрии! А ведь звучит!!! Разрешите откланяться!..</text:p>
      <text:p text:style-name="P80"/>
      <text:list xml:id="list5494548134125673249" text:style-name="L8">
        <text:list-header>
          <text:p text:style-name="P113">(<text:span text:style-name="T17">Луна — как повелительница снов, слышала разговор Макса с Анакорном</text:span>)</text:p>
          <text:p text:style-name="P114"/>
        </text:list-header>
      </text:list>
      <text:p text:style-name="P81">***</text:p>
      <text:p text:style-name="P58"><text:span text:style-name="T1">–</text:span> Ты?..</text:p>
      <text:p text:style-name="P58"><text:span text:style-name="T1">–</text:span> Ты??!</text:p>
      <text:p text:style-name="P58"><text:span text:style-name="T1">–</text:span> Ты мне снишься??</text:p>
      <text:p text:style-name="P58"><text:span text:style-name="T1">–</text:span> Это ты мне снишься!!</text:p>
      <text:p text:style-name="P58"><text:span text:style-name="T1">–</text:span> Неважно… Пусть мы друг-другу снимся… Ты как, Дэш?</text:p>
      <text:p text:style-name="P5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8"><text:span text:style-name="T1">–</text:span> И я в порядке. Вот, возвращаюсь в свой мир. Ну, не совсем в свой. Почти в свой.</text:p>
      <text:p text:style-name="P58"><text:span text:style-name="T1">–</text:span> Навсегда?</text:p>
      <text:p text:style-name="P58"><text:soft-page-break/><text:span text:style-name="T1">–</text:span> Скорее всего, да.</text:p>
      <text:p text:style-name="P58"><text:span text:style-name="T1">–</text:span> Это плохо. Я хотела тебе сказать…</text:p>
      <text:p text:style-name="P58"><text:span text:style-name="T1">–</text:span> Не надо, Дэш. Не стоит терзать себя. Мне тоже очень хотелось остаться. Но так надо. Мне очень жаль…</text:p>
      <text:p text:style-name="P5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8"><text:span text:style-name="T1">–</text:span> И тебя, и Твайлайт, и Рэрити, и Селестию, и всех-всех-всех… Таковы правила.</text:p>
      <text:p text:style-name="P58"><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8">Я опустил руку на шею Дэш и ощутил теплоту и лёгкое покалывание в пустоте.</text:p>
      <text:p text:style-name="P58"><text:span text:style-name="T5">–</text:span> Мне кажется, Дэш, <text:span text:style-name="T1">м</text:span>ы найдём способ связаться. Рано или поздно.</text:p>
      <text:p text:style-name="P58"><text:span text:style-name="T1">–</text:span> И лучше рано, чем поздно! Я не люблю ждать!</text:p>
      <text:p text:style-name="P58"><text:span text:style-name="T1">–</text:span> Да, Дэш. <text:span text:style-name="T1">–</text:span> её образ начал таять. <text:span text:style-name="T1">–</text:span> Да, я помню. Я всё ещё помню…</text:p>
      <text:p text:style-name="P58"/>
      <text:h text:style-name="P118" text:outline-level="2">Земля</text:h>
      <text:p text:style-name="P61">Музыкальная тема из бегущего по лезвию бритвы — <text:span text:style-name="T5">Mission impossible</text:span></text:p>
      <text:p text:style-name="P62">&lt;Ужас возвращения из тёплого волшебного мира друзей в холодную скучную реальность.&gt;</text:p>
      <text:p text:style-name="P5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6"><text:span text:style-name="T1">Я нашарил ногами тапки и пошёл в ванную. Проходя мимо стола, зацепился взглядом за</text:span> эскиз <text:span text:style-name="T1">рисунка</text:span>.</text:p>
      <text:p text:style-name="P5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7"><text:soft-page-break/>Доставая из стола ключи от машины, опять наткнулся взглядом на эскиз.</text:p>
      <text:p text:style-name="P5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7">Назову-ка я фантазию «Последний фанфик».</text:p>
      <text:p text:style-name="P57"/>
      <text:p text:style-name="P57"/>
      <text:p text:style-name="P57"/>
      <text:p text:style-name="P58"/>
      <text:p text:style-name="P58"/>
      <text:p text:style-name="P58"/>
      <text:p text:style-name="P58"/>
      <text:p text:style-name="P58"/>
      <text:p text:style-name="P58"/>
      <text:p text:style-name="P58"/>
      <text:p text:style-name="P5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8"/>
      <text:p text:style-name="P5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8"/>
      <text:p text:style-name="P58"/>
      <text:p text:style-name="P58"/>
      <text:p text:style-name="P58"/>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text:soft-page-break/>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2-16T19:17:29.250164133</dc:date>
    <meta:editing-duration>P50DT11H6M16S</meta:editing-duration>
    <meta:editing-cycles>2124</meta:editing-cycles>
    <meta:generator>LibreOffice/5.0.2.2$Linux_X86_64 LibreOffice_project/00m0$Build-2</meta:generator>
    <meta:document-statistic meta:table-count="0" meta:image-count="0" meta:object-count="0" meta:page-count="124" meta:paragraph-count="2564" meta:word-count="56887" meta:character-count="378046" meta:non-whitespace-character-count="320951"/>
  </office:meta>
</office:document-meta>
</file>